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Assertions.httpOnly( String name , boolean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doesNotExis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CookieAssertions( ExchangeResult exchangeResult , WebTestClient . ResponseSpec response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Assertions.maxAge( String name , Matcher &lt; ? super Lo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secure( String name , boolean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value( String name , Consumer &lt; String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kieAssertions.path( String name ,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exis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Assertions.domain( String name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maxAge( String name , Duration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valueEquals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Assertions.domain( String name ,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getCooki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value( String name ,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sameSite( String name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Assertions.getMessage( String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s.path( String name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